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language="fr" fo:country="FR" style:language-asian="fr" style:country-asian="FR" style:language-complex="ar" style:country-complex="SA"/>
    </style:style>
    <style:style style:name="P3" style:parent-style-name="Standard" style:family="paragraph">
      <style:text-properties fo:font-weight="bold" style:font-weight-asian="bold" fo:font-size="20pt" style:font-size-asian="20pt" style:font-size-complex="20pt"/>
    </style:style>
    <style:style style:name="P4" style:parent-style-name="Standard" style:family="paragraph">
      <style:paragraph-properties fo:text-align="end"/>
    </style:style>
    <style:style style:name="T5" style:parent-style-name="DefaultParagraphFont" style:family="text">
      <style:text-properties fo:background-color="#FFFF00"/>
    </style:style>
    <style:style style:name="P6" style:parent-style-name="Standard" style:family="paragraph">
      <style:paragraph-properties fo:text-align="end"/>
    </style:style>
    <style:style style:name="T7" style:parent-style-name="DefaultParagraphFont" style:family="text">
      <style:text-properties fo:background-color="#FFFF00"/>
    </style:style>
    <style:style style:name="P8" style:parent-style-name="Standard" style:family="paragraph">
      <style:paragraph-properties fo:text-align="end"/>
    </style:style>
    <style:style style:name="T9" style:parent-style-name="DefaultParagraphFont" style:family="text">
      <style:text-properties fo:background-color="#FFFF00"/>
    </style:style>
    <style:style style:name="T10" style:parent-style-name="DefaultParagraphFont" style:family="text">
      <style:text-properties fo:background-color="#FFFF00"/>
    </style:style>
    <style:style style:name="P11" style:parent-style-name="Standard" style:family="paragraph">
      <style:text-properties fo:color="#FF0000"/>
    </style:style>
    <style:style style:name="P12" style:parent-style-name="Standard" style:family="paragraph">
      <style:text-properties fo:color="#FF0000"/>
    </style:style>
    <style:style style:name="P13" style:parent-style-name="Standard" style:family="paragraph">
      <style:text-properties fo:color="#FF0000"/>
    </style:style>
    <style:style style:name="P14" style:parent-style-name="Standard" style:family="paragraph">
      <style:text-properties fo:color="#FF0000"/>
    </style:style>
    <style:style style:name="P15" style:parent-style-name="Standard" style:family="paragraph">
      <style:text-properties fo:color="#FF0000"/>
    </style:style>
    <style:style style:name="P16" style:parent-style-name="Standard" style:family="paragraph">
      <style:text-properties fo:color="#FF0000"/>
    </style:style>
    <style:style style:name="P17" style:parent-style-name="Standard" style:family="paragraph">
      <style:text-properties fo:color="#FF0000"/>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text:span text:style-name="T2"><draw:frame draw:style-name="a0" draw:name="Picture 1" text:anchor-type="as-char" svg:x="0in" svg:y="0in" svg:width="6.6875in" svg:height="2.28125in" style:rel-width="scale" style:rel-height="scale"><draw:image xlink:href="media/image1.jpeg" xlink:type="simple" xlink:show="embed" xlink:actuate="onLoad"/><svg:title/><svg:desc>C:\Users\antho\AppData\Local\Microsoft\Windows\INetCache\Content.Word\premierTestPerf.jpg</svg:desc></draw:frame></text:span></text:p>
      <text:p text:style-name="Standard"/>
      <text:p text:style-name="Standard">Premier resultat de test de perf</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3">Head</text:p>
      <text:p text:style-name="Standard"/>
      <text:p text:style-name="P4"><text:span text:style-name="T5">avant</text:span></text:p>
      <text:p text:style-name="Standard"/>
      <text:p text:style-name="Standard"><draw:frame draw:id="id0" draw:style-name="a1" draw:name="Picture 1" text:anchor-type="as-char" svg:x="0in" svg:y="0in" svg:width="6.6875in" svg:height="4.4375in" style:rel-width="scale" style:rel-height="scale"><draw:image xlink:href="media/image2.jpeg" xlink:type="simple" xlink:show="embed" xlink:actuate="onLoad"/><svg:title/><svg:desc>C:\Users\antho\AppData\Local\Microsoft\Windows\INetCache\Content.Word\head avant.jpg</svg:desc></draw:frame></text:p>
      <text:p text:style-name="Standard"/>
      <text:p text:style-name="Standard"/>
      <text:p text:style-name="P6"><text:span text:style-name="T7">Après</text:span><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span text:style-name="T9">Pourquoi<text:s/></text:span><text:span text:style-name="T10">:</text:span></text:p>
      <text:p text:style-name="Standard"/>
      <text:p text:style-name="P11">Modification<text:s/>de la balise meta keywords<text:s/>et on content :</text:p>
      <text:p text:style-name="P12"/>
      <text:p text:style-name="Standard">Elle n’as aucun impact seo, et n’est plus traité depuis des années<text:s/>sur beaucoup de navigateur. Et ca n’as jamais ete impactant chez google.<text:s/>D’après certain spécialiste SEO, et un sondage que vous trouverez sur le troisieme liens, certain les utilise encores. J’ai donc choisis de continuer de l’utiliser, même si elle savere peu pertinente sur google, voir totalement inutile.<text:s/></text:p>
      <text:p text:style-name="Standard">J’ai egalement modifier sont content, car trop répétitif, et pourrait être percu comme une methode blackHAT au yeux du robot de google.</text:p>
      <text:p text:style-name="Standard"/>
      <text:p text:style-name="Standard">Source :</text:p>
      <text:p text:style-name="Standard"/>
      <text:p text:style-name="Standard"><text:a xlink:href="https://optimiz.me/la-balise-meta-keywords/" office:target-frame-name="_top" xlink:show="replace"><text:span text:style-name="Hyperlink">https://optimiz.me/la-balise-meta-keywords/</text:span></text:a></text:p>
      <text:p text:style-name="Standard"><text:a xlink:href="https://www.definitions-seo.com/definition-de-balise-meta-keywords/" office:target-frame-name="_top" xlink:show="replace"><text:span text:style-name="Hyperlink">https://www.definitions-seo.com/definition-de-balise-meta-keywords/</text:span></text:a></text:p>
      <text:p text:style-name="Standard"><text:a xlink:href="https://fr.semrush.com/blog/meta-keywords-en-seo/" office:target-frame-name="_top" xlink:show="replace"><text:span text:style-name="Hyperlink">https://fr.semrush.com/blog/meta-keywords-en-seo/</text:span></text:a></text:p>
      <text:p text:style-name="Standard"><text:a xlink:href="https://www.ionos.fr/digitalguide/sites-internet/developpement-web/les-principales-balises-meta-et-leurs-fonctions/" office:target-frame-name="_top" xlink:show="replace"><text:span text:style-name="Hyperlink">https://www.ionos.fr/digitalguide/sites-internet/developpement-web/les-principales-balises-meta-et-leurs-fonctions/</text:span></text:a></text:p>
      <text:p text:style-name="Standard"/>
      <text:p text:style-name="Standard"/>
      <text:p text:style-name="Standard"/>
      <text:p text:style-name="P13">Modification de la balise html :</text:p>
      <text:p text:style-name="Standard"/>
      <text:p text:style-name="Standard">j’ai changé la langue en fr, etant donner qu’il s’agit d’un site francais</text:p>
      <text:p text:style-name="Standard">afin d’avoir un contenu cohérent avec le service proposé.<text:s/></text:p>
      <text:p text:style-name="Standard"/>
      <text:p text:style-name="Standard"/>
      <text:p text:style-name="Standard">Source :</text:p>
      <text:p text:style-name="Standard"><text:s/></text:p>
      <text:p text:style-name="Standard"><text:a xlink:href="https://www.w3.org/International/questions/qa-html-language-declarations.fr" office:target-frame-name="_top" xlink:show="replace"><text:span text:style-name="Hyperlink">https://www.w3.org/International/questions/qa-html-language-declarations.fr</text:span></text:a></text:p>
      <text:p text:style-name="Standard"><text:a xlink:href="https://developer.mozilla.org/fr/docs/Web/HTML/Global_attributes/lang" office:target-frame-name="_top" xlink:show="replace"><text:span text:style-name="Hyperlink">https://developer.mozilla.org/fr/docs/Web/HTML/Global_attributes/lang</text:span></text:a></text:p>
      <text:p text:style-name="Standard"/>
      <text:p text:style-name="Standard"/>
      <text:p text:style-name="P14">Modification balise meta description et title :</text:p>
      <text:p text:style-name="Standard"/>
      <text:p text:style-name="Standard">Le titre n’est pas rempli, et ni le contenu de la description.</text:p>
      <text:p text:style-name="Standard">Ce qui est peu pertinent, car c’est la premiere chose que le client voit lors d’un resultat de recherche. Personne n’as envie de cliquer sur un contenu vide .</text:p>
      <text:p text:style-name="Standard"/>
      <text:p text:style-name="Standard"/>
      <text:p text:style-name="Standard">Source :</text:p>
      <text:p text:style-name="Standard"/>
      <text:p text:style-name="Standard"><text:a xlink:href="https://openclassrooms.com/fr/courses/5561431-augmentez-votre-trafic-grace-au-referencement-naturel-seo/5578342-realisez-un-audit-de-votre-site" office:target-frame-name="_top" xlink:show="replace"><text:span text:style-name="Hyperlink">https://openclassrooms.com/fr/courses/5561431-augmentez-votre-trafic-grace-au-referencement-naturel-seo/5578342-realisez-un-audit-de-votre-site</text:span></text:a></text:p>
      <text:p text:style-name="Standard"/>
      <text:p text:style-name="Standard"/>
      <text:p text:style-name="Standard"/>
      <text:p text:style-name="Standard"/>
      <text:p text:style-name="Standard"/>
      <text:p text:style-name="Standard"/>
      <text:p text:style-name="Standard"/>
      <text:soft-page-break/>
      <text:p text:style-name="P15">Les links:</text:p>
      <text:p text:style-name="Standard"/>
      <text:p text:style-name="Standard">J’ai choisi de garder les fichiers tel quel, j’ai été tenté d’utiliser les cdn, concernant bootstrap par exemple. Ainsi que fontawesone. Afin d’éviter de surgarcher les requets faites au serveur, je prefere utiliser des fichiers en local, et minimifier .</text:p>
      <text:p text:style-name="Standard">Le js, le php, et le css ont été minimifier, afin de supprimer les espaces inutiles. Augmente les performances.</text:p>
      <text:p text:style-name="Standard"/>
      <text:p text:style-name="Standard">Source :</text:p>
      <text:p text:style-name="Standard"/>
      <text:p text:style-name="Standard"><text:a xlink:href="https://stackoverflow.com/questions/26773767/purpose-of-installing-twitter-bootstrap-through-npm" office:target-frame-name="_top" xlink:show="replace"><text:span text:style-name="Hyperlink">https://stackoverflow.com/questions/26773767/purpose-of-installing-twitter-bootstrap-through-npm</text:span></text:a></text:p>
      <text:p text:style-name="Standard"><text:a xlink:href="https://laracasts.com/discuss/channels/general-discussion/npm-install-vs-pulling-from-a-cdn" office:target-frame-name="_top" xlink:show="replace"><text:span text:style-name="Hyperlink">https://laracasts.com/discuss/channels/general-discussion/npm-install-vs-pulling-from-a-cdn</text:span></text:a></text:p>
      <text:p text:style-name="Standard"><text:a xlink:href="https://www.reddit.com/r/webdev/comments/arpzvg/cdn_vs_local_vs_npm_vs_bundle/" office:target-frame-name="_top" xlink:show="replace"><text:span text:style-name="Hyperlink">https://www.reddit.com/r/webdev/comments/arpzvg/cdn_vs_local_vs_npm_vs_bundle/</text:span></text:a></text:p>
      <text:p text:style-name="Standard"/>
      <text:p text:style-name="Standard"/>
      <text:p text:style-name="Standard"/>
      <text:p text:style-name="P16">Les balises script :</text:p>
      <text:p text:style-name="Standard"/>
      <text:p text:style-name="Standard">Les balises script ont été placer en bas de page, a la fin du body, afin de ne pas bloqué le chargement de la page. A part la balise pour google analytics, elle a un attribut async, qui permet de la lancé de facon asyncrhrome et ne bloque pas le chargement de la page.</text:p>
      <text:p text:style-name="Standard"/>
      <text:p text:style-name="Standard"/>
      <text:p text:style-name="Standard">Source :</text:p>
      <text:p text:style-name="Standard"/>
      <text:p text:style-name="Standard"><text:a xlink:href="https://javascript.info/script-async-defer" office:target-frame-name="_top" xlink:show="replace"><text:span text:style-name="Hyperlink">https://javascript.info/script-async-defer</text:span></text:a></text:p>
      <text:p text:style-name="Standard"/>
      <text:p text:style-name="Standard"/>
      <text:p text:style-name="P17">Ajout balise meta Robots :</text:p>
      <text:p text:style-name="Standard"/>
      <text:p text:style-name="Standard">La balise permet de donner un certain nombre dindications aux robots des moteurs qui la crawlent.</text:p>
      <text:p text:style-name="Standard">Par defaut si elle n’est pas présence, elle est dans un etat d’index, follow.</text:p>
      <text:p text:style-name="Standard">Dans un but purement pédagogique, je l’ai incorporé au projet.</text:p>
      <text:p text:style-name="Standard"/>
      <text:p text:style-name="Standard">Source :</text:p>
      <text:p text:style-name="Standard"/>
      <text:p text:style-name="Standard"><text:a xlink:href="https://www.definitions-seo.com/definition-de-balise-meta-robots/" office:target-frame-name="_top" xlink:show="replace"><text:span text:style-name="Hyperlink">https://www.definitions-seo.com/definition-de-balise-meta-robots/</text:span></text:a></text:p>
      <text:p text:style-name="Standard"><text:a xlink:href="https://developers.google.com/search/docs/advanced/robots/robots_meta_tag?hl=fr" office:target-frame-name="_top" xlink:show="replace"><text:span text:style-name="Hyperlink">https://developers.google.com/search/docs/advanced/robots/robots_meta_tag?hl=fr</text:span></text:a></text:p>
      <text:p text:style-name="Standard"><text:a xlink:href="https://smartkeyword.io/seo-technique-seo-balise-meta-robots/" office:target-frame-name="_top" xlink:show="replace"><text:span text:style-name="Hyperlink">https://smartkeyword.io/seo-technique-seo-balise-meta-robots/</text:span></text:a></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ress Pro</dc:creator>
    <meta:creation-date>2009-04-16T11:32:00Z</meta:creation-date>
    <dc:date>2021-08-16T13:21:00Z</dc:date>
    <meta:template xlink:href="Normal.dotm" xlink:type="simple"/>
    <meta:editing-cycles>17</meta:editing-cycles>
    <meta:editing-duration>PT0S</meta:editing-duration>
    <meta:user-defined meta:name="Info 1"/>
    <meta:user-defined meta:name="Info 2"/>
    <meta:user-defined meta:name="Info 3"/>
    <meta:user-defined meta:name="Info 4"/>
    <meta:document-statistic meta:page-count="4" meta:paragraph-count="9" meta:word-count="702" meta:character-count="4555" meta:row-count="32" meta:non-whitespace-character-count="3862"/>
  </office:meta>
</office:document-meta>
</file>